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863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2.26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2">
          <table:table-cell table:style-name="Default" office:value-type="string">
            <text:p>Size</text:p>
          </table:table-cell>
          <table:table-cell office:value-type="string">
            <text:p>width</text:p>
          </table:table-cell>
          <table:table-cell office:value-type="string">
            <text:p>hieght</text:p>
          </table:table-cell>
          <table:table-cell office:value-type="string">
            <text:p>Pixel per DP</text:p>
          </table:table-cell>
          <table:table-cell office:value-type="string">
            <text:p>total width in dp</text:p>
          </table:table-cell>
          <table:table-cell office:value-type="string">
            <text:p>total height in dp</text:p>
          </table:table-cell>
          <table:table-cell office:value-type="string">
            <text:p>weather width in px</text:p>
          </table:table-cell>
          <table:table-cell office:value-type="string">
            <text:p>weather height in px</text:p>
          </table:table-cell>
          <table:table-cell office:value-type="string">
            <text:p>weather width in dp</text:p>
          </table:table-cell>
          <table:table-cell office:value-type="string">
            <text:p>weather height in dp</text:p>
          </table:table-cell>
          <table:table-cell office:value-type="string">
            <text:p>analog in px</text:p>
          </table:table-cell>
          <table:table-cell office:value-type="string">
            <text:p>analog in dp</text:p>
          </table:table-cell>
          <table:table-cell office:value-type="string">
            <text:p>battery width in px</text:p>
          </table:table-cell>
          <table:table-cell office:value-type="string">
            <text:p>battery width in dp</text:p>
          </table:table-cell>
          <table:table-cell office:value-type="string">
            <text:p>battery height in px</text:p>
          </table:table-cell>
          <table:table-cell office:value-type="string">
            <text:p>battery height in dp</text:p>
          </table:table-cell>
          <table:table-cell office:value-type="string">
            <text:p>preview width in px</text:p>
          </table:table-cell>
          <table:table-cell office:value-type="string">
            <text:p>preview height in px</text:p>
          </table:table-cell>
          <table:table-cell office:value-type="string">
            <text:p>preview width in dp</text:p>
          </table:table-cell>
          <table:table-cell office:value-type="string">
            <text:p>preview height in dp</text:p>
          </table:table-cell>
          <table:table-cell office:value-type="string">
            <text:p>date in px</text:p>
          </table:table-cell>
          <table:table-cell office:value-type="string">
            <text:p>date in dp</text:p>
          </table:table-cell>
        </table:table-row>
        <table:table-row table:style-name="ro2">
          <table:table-cell table:style-name="Default" office:value-type="float" office:value="240">
            <text:p>240</text:p>
          </table:table-cell>
          <table:table-cell table:style-name="ce1" office:value-type="float" office:value="859">
            <text:p>859,000</text:p>
          </table:table-cell>
          <table:table-cell table:style-name="ce1" office:value-type="float" office:value="461">
            <text:p>461,000</text:p>
          </table:table-cell>
          <table:table-cell table:style-name="ce1" table:formula="of:=[.B2]/[.A2]" office:value-type="float" office:value="3.57916666666667">
            <text:p>3,579</text:p>
          </table:table-cell>
          <table:table-cell table:style-name="ce1" table:formula="of:=[.B2]/[.D2]" office:value-type="float" office:value="240">
            <text:p>240,000</text:p>
          </table:table-cell>
          <table:table-cell table:style-name="ce1" table:formula="of:=[.C2]/[.D2]" office:value-type="float" office:value="128.800931315483">
            <text:p>128,801</text:p>
          </table:table-cell>
          <table:table-cell table:style-name="ce1" office:value-type="float" office:value="453">
            <text:p>453,000</text:p>
          </table:table-cell>
          <table:table-cell table:style-name="ce1" office:value-type="float" office:value="377">
            <text:p>377,000</text:p>
          </table:table-cell>
          <table:table-cell table:style-name="ce1" table:formula="of:=[.G2]/[.D2]" office:value-type="float" office:value="126.565774155995">
            <text:p>126,566</text:p>
          </table:table-cell>
          <table:table-cell table:style-name="ce1" table:formula="of:=[.H2]/[.D2]" office:value-type="float" office:value="105.331781140861">
            <text:p>105,332</text:p>
          </table:table-cell>
          <table:table-cell table:style-name="ce1" office:value-type="float" office:value="344">
            <text:p>344,000</text:p>
          </table:table-cell>
          <table:table-cell table:style-name="ce1" table:formula="of:=[.K2]/[.D2]" office:value-type="float" office:value="96.1117578579744">
            <text:p>96,112</text:p>
          </table:table-cell>
          <table:table-cell table:style-name="ce1" office:value-type="float" office:value="91">
            <text:p>91,000</text:p>
          </table:table-cell>
          <table:table-cell table:style-name="ce1" table:formula="of:=[.M2]/[.D2]" office:value-type="float" office:value="25.4249126891735">
            <text:p>25,425</text:p>
          </table:table-cell>
          <table:table-cell table:style-name="ce1" office:value-type="float" office:value="98">
            <text:p>98,000</text:p>
          </table:table-cell>
          <table:table-cell table:style-name="ce1" table:formula="of:=[.O2]/[.D2]" office:value-type="float" office:value="27.3806752037253">
            <text:p>27,381</text:p>
          </table:table-cell>
          <table:table-cell table:style-name="ce1" office:value-type="float" office:value="89">
            <text:p>89,000</text:p>
          </table:table-cell>
          <table:table-cell table:style-name="ce1" office:value-type="float" office:value="80">
            <text:p>80,000</text:p>
          </table:table-cell>
          <table:table-cell table:style-name="ce1" table:formula="of:=[.Q2]/[.D2]" office:value-type="float" office:value="24.8661233993015">
            <text:p>24,866</text:p>
          </table:table-cell>
          <table:table-cell table:style-name="ce1" table:formula="of:=[.R2]/[.D2]" office:value-type="float" office:value="22.3515715948778">
            <text:p>22,352</text:p>
          </table:table-cell>
          <table:table-cell table:style-name="ce1" office:value-type="float" office:value="310">
            <text:p>310,000</text:p>
          </table:table-cell>
          <table:table-cell table:style-name="ce1" table:formula="of:=[.U2]/[.D2]" office:value-type="float" office:value="86.6123399301513">
            <text:p>86,612</text:p>
          </table:table-cell>
        </table:table-row>
        <table:table-row table:style-name="ro2">
          <table:table-cell table:style-name="Default" office:value-type="float" office:value="320">
            <text:p>320</text:p>
          </table:table-cell>
          <table:table-cell table:style-name="ce1" office:value-type="float" office:value="859">
            <text:p>859,000</text:p>
          </table:table-cell>
          <table:table-cell table:style-name="ce1" office:value-type="float" office:value="461">
            <text:p>461,000</text:p>
          </table:table-cell>
          <table:table-cell table:style-name="ce1" table:formula="of:=[.B3]/[.A3]" office:value-type="float" office:value="2.684375">
            <text:p>2,684</text:p>
          </table:table-cell>
          <table:table-cell table:style-name="ce1" table:formula="of:=[.B3]/[.D3]" office:value-type="float" office:value="320">
            <text:p>320,000</text:p>
          </table:table-cell>
          <table:table-cell table:style-name="ce1" table:formula="of:=[.C3]/[.D3]" office:value-type="float" office:value="171.734575087311">
            <text:p>171,735</text:p>
          </table:table-cell>
          <table:table-cell table:style-name="ce1" office:value-type="float" office:value="453">
            <text:p>453,000</text:p>
          </table:table-cell>
          <table:table-cell table:style-name="ce1" office:value-type="float" office:value="377">
            <text:p>377,000</text:p>
          </table:table-cell>
          <table:table-cell table:style-name="ce1" table:formula="of:=[.G3]/[.D3]" office:value-type="float" office:value="168.754365541327">
            <text:p>168,754</text:p>
          </table:table-cell>
          <table:table-cell table:style-name="ce1" table:formula="of:=[.H3]/[.D3]" office:value-type="float" office:value="140.442374854482">
            <text:p>140,442</text:p>
          </table:table-cell>
          <table:table-cell table:style-name="ce1" office:value-type="float" office:value="344">
            <text:p>344,000</text:p>
          </table:table-cell>
          <table:table-cell table:style-name="ce1" table:formula="of:=[.K3]/[.D3]" office:value-type="float" office:value="128.149010477299">
            <text:p>128,149</text:p>
          </table:table-cell>
          <table:table-cell table:style-name="ce1" office:value-type="float" office:value="91">
            <text:p>91,000</text:p>
          </table:table-cell>
          <table:table-cell table:style-name="ce1" table:formula="of:=[.M3]/[.D3]" office:value-type="float" office:value="33.8998835855646">
            <text:p>33,900</text:p>
          </table:table-cell>
          <table:table-cell table:style-name="ce1" office:value-type="float" office:value="98">
            <text:p>98,000</text:p>
          </table:table-cell>
          <table:table-cell table:style-name="ce1" table:formula="of:=[.O3]/[.D3]" office:value-type="float" office:value="36.5075669383003">
            <text:p>36,508</text:p>
          </table:table-cell>
          <table:table-cell table:style-name="ce1" office:value-type="float" office:value="89">
            <text:p>89,000</text:p>
          </table:table-cell>
          <table:table-cell table:style-name="ce1" office:value-type="float" office:value="80">
            <text:p>80,000</text:p>
          </table:table-cell>
          <table:table-cell table:style-name="ce1" table:formula="of:=[.Q3]/[.D3]" office:value-type="float" office:value="33.1548311990687">
            <text:p>33,155</text:p>
          </table:table-cell>
          <table:table-cell table:style-name="ce1" table:formula="of:=[.R3]/[.D3]" office:value-type="float" office:value="29.802095459837">
            <text:p>29,802</text:p>
          </table:table-cell>
          <table:table-cell table:style-name="ce1" office:value-type="float" office:value="310">
            <text:p>310,000</text:p>
          </table:table-cell>
          <table:table-cell table:style-name="ce1" table:formula="of:=[.U3]/[.D3]" office:value-type="float" office:value="115.483119906868">
            <text:p>115,483</text:p>
          </table:table-cell>
        </table:table-row>
        <table:table-row table:style-name="ro2" table:number-rows-repeated="3">
          <table:table-cell table:number-columns-repeated="22"/>
        </table:table-row>
        <table:table-row table:style-name="ro2">
          <table:table-cell office:value-type="string">
            <text:p>SoloClock</text:p>
          </table:table-cell>
          <table:table-cell table:number-columns-repeated="21"/>
        </table:table-row>
        <table:table-row table:style-name="ro4">
          <table:table-cell table:style-name="Default" office:value-type="string">
            <text:p>size</text:p>
          </table:table-cell>
          <table:table-cell table:style-name="ce1"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Pixel per DP</text:p>
          </table:table-cell>
          <table:table-cell office:value-type="string">
            <text:p>width in dp</text:p>
          </table:table-cell>
          <table:table-cell office:value-type="string">
            <text:p>height in dp</text:p>
          </table:table-cell>
          <table:table-cell office:value-type="string">
            <text:p>clock width</text:p>
          </table:table-cell>
          <table:table-cell office:value-type="string">
            <text:p>clock width in dp</text:p>
          </table:table-cell>
          <table:table-cell office:value-type="string">
            <text:p>battery width px</text:p>
          </table:table-cell>
          <table:table-cell office:value-type="string">
            <text:p>battery height px</text:p>
          </table:table-cell>
          <table:table-cell office:value-type="string">
            <text:p>battery width dp</text:p>
          </table:table-cell>
          <table:table-cell office:value-type="string">
            <text:p>battery height dp</text:p>
          </table:table-cell>
          <table:table-cell table:number-columns-repeated="10"/>
        </table:table-row>
        <table:table-row table:style-name="ro2">
          <table:table-cell table:style-name="Default" office:value-type="float" office:value="240">
            <text:p>240</text:p>
          </table:table-cell>
          <table:table-cell table:style-name="ce1" office:value-type="float" office:value="425.036">
            <text:p>425,036</text:p>
          </table:table-cell>
          <table:table-cell office:value-type="float" office:value="353.745">
            <text:p>353,75</text:p>
          </table:table-cell>
          <table:table-cell table:style-name="ce1" table:formula="of:=[.B9]/[.A9]" office:value-type="float" office:value="1.77098333333333">
            <text:p>1,771</text:p>
          </table:table-cell>
          <table:table-cell table:formula="of:=[.B9]/[.D9]" office:value-type="float" office:value="240">
            <text:p>240</text:p>
          </table:table-cell>
          <table:table-cell table:formula="of:=[.C9]/[.D9]" office:value-type="float" office:value="199.744962779623">
            <text:p>199,74</text:p>
          </table:table-cell>
          <table:table-cell office:value-type="float" office:value="323.751">
            <text:p>323,75</text:p>
          </table:table-cell>
          <table:table-cell table:formula="of:=[.G9]/[.D9]" office:value-type="float" office:value="182.808609153107">
            <text:p>182,81</text:p>
          </table:table-cell>
          <table:table-cell office:value-type="float" office:value="85.3">
            <text:p>85,3</text:p>
          </table:table-cell>
          <table:table-cell office:value-type="float" office:value="91.8">
            <text:p>91,8</text:p>
          </table:table-cell>
          <table:table-cell table:formula="of:=[.I9]/[.D9]" office:value-type="float" office:value="48.1653318777703">
            <text:p>48,17</text:p>
          </table:table-cell>
          <table:table-cell table:formula="of:=[.J9]/[.D9]" office:value-type="float" office:value="51.8356092189838">
            <text:p>51,84</text:p>
          </table:table-cell>
          <table:table-cell table:number-columns-repeated="10"/>
        </table:table-row>
        <table:table-row table:style-name="ro2">
          <table:table-cell table:style-name="Default" office:value-type="float" office:value="320">
            <text:p>320</text:p>
          </table:table-cell>
          <table:table-cell table:style-name="ce1" office:value-type="float" office:value="425.036">
            <text:p>425,036</text:p>
          </table:table-cell>
          <table:table-cell office:value-type="float" office:value="353.745">
            <text:p>353,75</text:p>
          </table:table-cell>
          <table:table-cell table:style-name="ce1" table:formula="of:=[.B10]/[.A10]" office:value-type="float" office:value="1.3282375">
            <text:p>1,328</text:p>
          </table:table-cell>
          <table:table-cell table:formula="of:=[.B10]/[.D10]" office:value-type="float" office:value="320">
            <text:p>320</text:p>
          </table:table-cell>
          <table:table-cell table:formula="of:=[.C10]/[.D10]" office:value-type="float" office:value="266.326617039498">
            <text:p>266,33</text:p>
          </table:table-cell>
          <table:table-cell office:value-type="float" office:value="323.751">
            <text:p>323,75</text:p>
          </table:table-cell>
          <table:table-cell table:formula="of:=[.G10]/[.D10]" office:value-type="float" office:value="243.744812204143">
            <text:p>243,74</text:p>
          </table:table-cell>
          <table:table-cell office:value-type="float" office:value="85.3">
            <text:p>85,3</text:p>
          </table:table-cell>
          <table:table-cell office:value-type="float" office:value="91.8">
            <text:p>91,8</text:p>
          </table:table-cell>
          <table:table-cell table:formula="of:=[.I10]/[.D10]" office:value-type="float" office:value="64.2204425036938">
            <text:p>64,22</text:p>
          </table:table-cell>
          <table:table-cell table:formula="of:=[.J10]/[.D10]" office:value-type="float" office:value="69.1141456253117">
            <text:p>69,11</text:p>
          </table:table-cell>
          <table:table-cell table:number-columns-repeated="10"/>
        </table:table-row>
        <table:table-row table:style-name="ro2" table:number-rows-repeated="9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5.11.2013</text:date>, <text:time>19:43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Langer</meta:initial-creator>
    <meta:creation-date>2013-10-24T22:38:51</meta:creation-date>
    <dc:date>2013-11-05T19:43:49.84</dc:date>
    <dc:creator>Stefan Langer</dc:creator>
    <meta:editing-duration>PT01H27M31S</meta:editing-duration>
    <meta:editing-cycles>6</meta:editing-cycles>
    <meta:generator>OpenOffice.org/3.2$Win32 OpenOffice.org_project/320m12$Build-9483</meta:generator>
    <meta:document-statistic meta:table-count="3" meta:cell-count="103" meta:object-count="0"/>
  </office:meta>
</office:document-meta>
</file>